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Century Schoolbook L"/>
    </style:style>
    <style:style style:name="P2" style:family="paragraph" style:parent-style-name="Heading_20_2">
      <style:text-properties style:font-name="Bitstream Charter"/>
    </style:style>
    <style:style style:name="P3" style:family="paragraph" style:parent-style-name="Text_20_body">
      <style:text-properties style:font-name="Bitstream Charter"/>
    </style:style>
    <style:style style:name="P4" style:family="paragraph" style:parent-style-name="Text_20_body">
      <style:text-properties style:font-name="Bitstream Charter" fo:font-weight="bold" style:font-weight-asian="bold" style:font-weight-complex="bold"/>
    </style:style>
    <style:style style:name="P5" style:family="paragraph" style:parent-style-name="Text_20_body" style:list-style-name="L1">
      <style:text-properties style:font-name="Bitstream Charter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Atributos de calidad</text:h>
      <text:p text:style-name="Standard"/>
      <text:p text:style-name="Standard"/>
      <text:h text:style-name="P2" text:outline-level="2">Usabilidad:</text:h>
      <text:p text:style-name="P3">La usabilidad se trata de cuan fácil es para un usuario poder manejar la aplicación. Para esto se tiene que lograr una interfaz intuitiva, que sea fácil de recordar y de manejar.</text:p>
      <text:p text:style-name="P3">También hay otras cuestiones que si bien pueden tener relación con la interfaz gráfica, quizás no recaigan sobre ella, como que el sistema prevenga errores comunes de uso y que ayude a los usuarios una recuperación en caso de que un error haya ocurrido.</text:p>
      <text:p text:style-name="P3">Como ejemplo se puede decir que se cumple con el atributo de usabilidad cuando un usuario puede fácilmente completar una tarea sobre la aplicación.</text:p>
      <text:p text:style-name="P3"/>
      <text:p text:style-name="P4">Como se puede medir la usabilidad?</text:p>
      <text:list xml:id="list1410518860" text:style-name="L1">
        <text:list-item>
          <text:p text:style-name="P5"><text:span text:style-name="T1">Probar que tan rápido uno usuario que nunca haya visto la interfaz anteriormente, pueda aprenderla para poder completar las tareas básicas.</text:span></text:p>
        </text:list-item>
        <text:list-item>
          <text:p text:style-name="P5"><text:span text:style-name="T1">Probar la eficiencia de uso: cuando el usuario ya probo la interfaz, medir que tan rápido puede lograr su meta. (realizar una <text:s/>tarea completa)</text:span></text:p>
        </text:list-item>
        <text:list-item>
          <text:p text:style-name="P5"><text:span text:style-name="T1">Memorización: una vez que el usuario ya aprendió como usar la interfaz, pasado un tiempo, recuerda como funciona? O tiene que comenzar nuevamente con el proceso de aprendizaje?</text:span></text:p>
        </text:list-item>
        <text:list-item>
          <text:p text:style-name="P5"><text:span text:style-name="T1">Hacer una estadística de cuan seguido los usuarios cometen errores al usar la aplicación, que tan serio son estos errores y que acciones realizan estos usuarios para enmendar los errores.</text:span></text:p>
        </text:list-item>
        <text:list-item>
          <text:p text:style-name="P5"><text:span text:style-name="T1">Que tanto ha gustado al usuario haber usado el sistema?</text:span></text:p>
        </text:list-item>
      </text:list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" svg:font-family="OpenSymbol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ina </meta:initial-creator>
    <meta:creation-date>2012-11-07T20:26:51</meta:creation-date>
    <dc:date>2012-11-11T15:58:28</dc:date>
    <dc:creator>Marina </dc:creator>
    <meta:editing-duration>PT01H20M23S</meta:editing-duration>
    <meta:editing-cycles>5</meta:editing-cycles>
    <meta:generator>OpenOffice.org/3.2$Linux OpenOffice.org_project/320m12$Build-9483</meta:generator>
    <meta:document-statistic meta:table-count="0" meta:image-count="0" meta:object-count="0" meta:page-count="1" meta:paragraph-count="11" meta:word-count="228" meta:character-count="1347"/>
  </office:meta>
</office:document-meta>
</file>